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p text:style-name="First_20_paragraph">[Target 8,000 words]</text:p>
      <text:h text:style-name="Heading_20_2" text:outline-level="2"><text:bookmark-start text:name="data-centrism"/>Data-Centrism<text:bookmark-end text:name="data-centrism"/></text:h>
      <text:p text:style-name="First_20_paragraph">[Target 2,500 words]</text:p>
      <text:h text:style-name="Heading_20_3" text:outline-level="3"><text:bookmark-start text:name="what-is-data"/>What is Data?<text:bookmark-end text:name="what-is-data"/></text:h>
      <text:p text:style-name="First_20_paragraph">[Target 500 words]</text:p>
      <text:h text:style-name="Heading_20_3" text:outline-level="3"><text:bookmark-start text:name="the-rise-of-data-centrism"/>The Rise of Data-centrism<text:bookmark-end text:name="the-rise-of-data-centrism"/></text:h>
      <text:p text:style-name="First_20_paragraph">[Target 650 words]</text:p>
      <text:h text:style-name="Heading_20_3" text:outline-level="3"><text:bookmark-start text:name="data-protection-gdpr"/>Data Protection &amp; GDPR<text:bookmark-end text:name="data-protection-gdpr"/></text:h>
      <text:p text:style-name="First_20_paragraph">[Target 550 words]</text:p>
      <text:h text:style-name="Heading_20_3" text:outline-level="3"><text:bookmark-start text:name="the-fight-for-effective-data-access"/>The Fight for Effective Data Access<text:bookmark-end text:name="the-fight-for-effective-data-access"/></text:h>
      <text:p text:style-name="First_20_paragraph">[Target 400 words]</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2">
        <text:list-item>
          <text:p text:style-name="P2">this PhD comprises a number of studies conducted between 2016 and 2021.</text:p>
        </text:list-item>
        <text:list-item>
          <text:p text:style-name="P2">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3">
        <text:list-item>
          <text:p text:style-name="P3">Here and throughout this thesis, we take a subjectivist perspective, looking more at what people think than trying to discover a single objective truth.</text:p>
        </text:list-item>
        <text:list-item>
          <text:p text:style-name="P3">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3">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4">
        <text:list-item>
          <text:p text:style-name="P4">4 x 2 hr family ‘home visits’ (REF Mannay)</text:p>
        </text:list-item>
        <text:list-item>
          <text:p text:style-name="P4">3 x 1hr ‘mobile phone/usefulness interviews’</text:p>
        </text:list-item>
        <text:list-item>
          <text:p text:style-name="P4">5 x 1.5 hr ‘digital life sketch interviews (2017)’</text:p>
        </text:list-item>
        <text:list-item>
          <text:p text:style-name="P4">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5">
        <text:list-item>
          <text:p text:style-name="P5">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6">
        <text:list-item>
          <text:p text:style-name="P6">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7">
        <text:list-item>
          <text:p text:style-name="P7">SILVER (ref early help as earlier)</text:p>
        </text:list-item>
        <text:list-item>
          <text:p text:style-name="P7">BBC R &amp; D/PDS</text:p>
        </text:list-item>
      </text:list>
      <text:p text:style-name="First_20_paragraph">two minor projects:</text:p>
      <text:list text:style-name="L8">
        <text:list-item>
          <text:p text:style-name="P8">web augmentation</text:p>
        </text:list-item>
        <text:list-item>
          <text:p text:style-name="P8">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2T16:11:33Z</meta:creation-date>
    <dc:date>2021-03-02T16:11:3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